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style:font-name="Liberation Serif" fo:font-size="16pt" style:font-size-asian="16pt" style:font-size-complex="16pt"/>
    </style:style>
    <style:style style:name="P3" style:family="paragraph" style:parent-style-name="Preformatted_20_Text">
      <style:paragraph-properties fo:line-height="115%"/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paragraph-properties fo:line-height="115%"/>
    </style:style>
    <style:style style:name="P5" style:family="paragraph" style:parent-style-name="Preformatted_20_Text">
      <style:paragraph-properties fo:line-height="115%"/>
      <style:text-properties officeooo:paragraph-rsid="0002659f"/>
    </style:style>
    <style:style style:name="P6" style:family="paragraph" style:parent-style-name="Preformatted_20_Text">
      <style:paragraph-properties fo:line-height="115%"/>
      <style:text-properties officeooo:rsid="00022e74" officeooo:paragraph-rsid="00022e74"/>
    </style:style>
    <style:style style:name="P7" style:family="paragraph" style:parent-style-name="Preformatted_20_Text">
      <style:paragraph-properties fo:line-height="115%"/>
      <style:text-properties officeooo:rsid="0002659f" officeooo:paragraph-rsid="0002659f"/>
    </style:style>
    <style:style style:name="T1" style:family="text">
      <style:text-properties style:font-name="Liberation Serif" fo:font-size="16pt" style:font-size-asian="16pt" style:font-size-complex="16pt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022e74" style:font-size-asian="12pt" style:font-size-complex="12pt"/>
    </style:style>
    <style:style style:name="T4" style:family="text">
      <style:text-properties style:font-name="Liberation Serif" fo:font-size="12pt" officeooo:rsid="0002659f" style:font-size-asian="12pt" style:font-size-complex="12pt"/>
    </style:style>
    <style:style style:name="T5" style:family="text">
      <style:text-properties officeooo:rsid="00022e74"/>
    </style:style>
    <style:style style:name="T6" style:family="text">
      <style:text-properties fo:font-size="12pt" style:font-size-asian="12pt" style:font-size-complex="12pt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Metode de proiectare a algoritmilor</text:span></text:p>
      <text:p text:style-name="P2">Programare modulara</text:p>
      <text:p text:style-name="Preformatted_20_Text"/>
      <text:p text:style-name="P3"><text:tab/>Un subprogram const<text:span text:style-name="T5">a</text:span> într-o secven<text:span text:style-name="T5">ta</text:span> de declara<text:span text:style-name="T5">t</text:span>ii <text:span text:style-name="T5">s</text:span>i instruc<text:span text:style-name="T5">t</text:span>iuni care se identific<text:span text:style-name="T5">a</text:span> printr-un nume <text:span text:style-name="T5">s</text:span>i poate fi apelat prin intermediul acestuia. </text:p>
      <text:p text:style-name="P3"><text:tab/> Subprogramul este, în esen<text:span text:style-name="T5">ta</text:span>, o colec<text:span text:style-name="T5">t</text:span>ie de instruc<text:span text:style-name="T5">t</text:span>iuni pe care le putem apela la un moment dat în program. Am putea spune c<text:span text:style-name="T5">a</text:span> sunt folosite pentru a evita repetarea unor secven<text:span text:style-name="T5">t</text:span>e de cod (sume de cifre, oglinditul etc), sau pentru a structura mai schematic un algoritm. </text:p>
      <text:p text:style-name="P3"><text:tab/>Parametrii unei func<text:span text:style-name="T5">t</text:span>ii nu sunt „variabile reale”, ei sunt lega<text:span text:style-name="T5">t</text:span>i de o adres<text:span text:style-name="T5">a</text:span> abia în momentul execut<text:span text:style-name="T5">a</text:span>rii subprogramului. </text:p>
      <text:p text:style-name="P3"><text:tab/>Cunoa<text:span text:style-name="T5">s</text:span>tem 2 categorii:</text:p>
      <text:p text:style-name="P3"><text:tab/>-parametri formali - se g<text:span text:style-name="T5">a</text:span>sesc în antetul func<text:span text:style-name="T5">t</text:span>iei <text:span text:style-name="T5">s</text:span>i vor fi folosi<text:span text:style-name="T5">t</text:span>i în subprogram pentru a descrie anumite procese de calcul;</text:p>
      <text:p text:style-name="P3"><text:tab/>-parametri actuali - sunt cei care apar în apelul func<text:span text:style-name="T5">t</text:span>iei, urmând a se face leg<text:span text:style-name="T5">a</text:span>tura adreselor cu cei formali.</text:p>
      <text:p text:style-name="P3"><text:tab/><text:line-break/><text:tab/>Pentru a defini o func<text:span text:style-name="T5">t</text:span>ie într-un limbaj de programare care s<text:span text:style-name="T5">a</text:span> afi<text:span text:style-name="T5">s</text:span>eze un text primit ca parametru, trebuie s<text:span text:style-name="T5">a</text:span> urm<text:span text:style-name="T5">a</text:span>m urm<text:span text:style-name="T5">a</text:span>orul algoritm: </text:p>
      <text:p text:style-name="P3"><text:tab/>-definirea functiei: Scriem declara<text:span text:style-name="T5">t</text:span>ia func<text:span text:style-name="T5">t</text:span>iei, specificând numele func<text:span text:style-name="T5">t</text:span>iei <text:span text:style-name="T5">s</text:span>i parametrul care va primi textul de afi<text:span text:style-name="T5">s</text:span>at. </text:p>
      <text:p text:style-name="P3"><text:tab/>- implementarea functiei : În corpul func<text:span text:style-name="T5">t</text:span>iei, vom folosi parametrul pentru a afi<text:span text:style-name="T5">s</text:span>a textul respectiv. </text:p>
      <text:p text:style-name="P3"><text:tab/>Exemplu:</text:p>
      <text:p text:style-name="P3">Functie afisaretext(text){</text:p>
      <text:p text:style-name="P3"><text:tab/><text:tab/>afisare text</text:p>
      <text:p text:style-name="P3"><text:tab/><text:tab/>}</text:p>
      <text:p text:style-name="P4"><text:span text:style-name="T2">apoi apelam functia cu paramatrul dorit</text:span></text:p>
      <text:p text:style-name="P4"><text:span text:style-name="T2"/></text:p>
      <text:p text:style-name="P4"><text:span text:style-name="T2"><text:tab/></text:span><text:span text:style-name="T3">Returnarea unui text din interiorul unei functii si afisarea acestuia:</text:span></text:p>
      <text:p text:style-name="P6"><text:span text:style-name="T2">functie rerutnareText(text)</text:span></text:p>
      <text:p text:style-name="P6"><text:span text:style-name="T2"><text:tab/>intoarce text</text:span></text:p>
      <text:p text:style-name="P6"><text:span text:style-name="T2"/></text:p>
      <text:p text:style-name="P6"><text:span text:style-name="T2">ex: text_input = “Acesta este textul”</text:span></text:p>
      <text:p text:style-name="P6"><text:span text:style-name="T2">text_returnat = afisaretext(text_input)</text:span></text:p>
      <text:p text:style-name="P6"><text:span text:style-name="T2">afisam text_returnat</text:span></text:p>
      <text:p text:style-name="P6"><text:span text:style-name="T2"/></text:p>
      <text:p text:style-name="P6"><text:span text:style-name="T2"><text:tab/>Transmiterea parametrilor conform numarului, pozitiei si a tipului <text:s/>acestor</text:span><text:span text:style-name="T4">a</text:span></text:p>
      <text:p text:style-name="P7"><text:span text:style-name="T2">functie transmitereParametri(parametrul1,paramatrul2, parametrul3){</text:span></text:p>
      <text:p text:style-name="P7"><text:span text:style-name="T2"><text:tab/>Afiseaza ”Parametrul 1 ” . parametrul1</text:span></text:p>
      <text:p text:style-name="P7"><text:span text:style-name="T2"><text:tab/>Afiseaza ”Parametrul 2 ” . parametrul2</text:span></text:p>
      <text:p text:style-name="P7"><text:span text:style-name="T2"><text:tab/>Afiseaza ”Parametrul 3 ” . parametrul3</text:span></text:p>
      <text:p text:style-name="P7"><text:span text:style-name="T2"><text:tab/>}</text:span></text:p>
      <text:p text:style-name="P7"><text:soft-page-break/><text:span text:style-name="T2"/></text:p>
      <text:p text:style-name="P7"><text:span text:style-name="T2"><text:tab/>Identificarea domeniului de vizibilitate a variabilelor, declararea locala, globala a variabilelor</text:span></text:p>
      <text:p text:style-name="P7"><text:span text:style-name="T2">Variabilele locale se declară într-un anumit bloc al programului, în corpul unei funcții.  </text:span></text:p>
      <text:p text:style-name="P7"><text:span text:style-name="T2">Variabilele globale se declară în afara oricărei funcții. La declarare, ele sunt inițializate cu </text:span><text:span text:style-name="Source_20_Text"><text:span text:style-name="T6">0</text:span></text:span><text:span text:style-name="T2">. </text:span></text:p>
      <text:p text:style-name="P5"><text:span text:style-name="T4"><text:tab/></text:span><text:span text:style-name="T2">Apelarea funcțiilor din alte funcții și returnarea rezultatelor în interiorul expresiilor este un concept fundamental în programare și este folosit într-o varietate de aplicații practice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1T20:09:17.503000000</dc:date>
    <meta:editing-duration>PT8M30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32" meta:word-count="320" meta:character-count="2271" meta:non-whitespace-character-count="1942"/>
  </office:meta>
</office:document-meta>
</file>